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" fo:language="pt" fo:country="BR" officeooo:rsid="001530fb" officeooo:paragraph-rsid="001530fb"/>
    </style:style>
    <style:style style:name="P2" style:family="paragraph" style:parent-style-name="Heading_20_3">
      <style:text-properties style:font-name="Arial" fo:language="pt" fo:country="BR"/>
    </style:style>
    <style:style style:name="P3" style:family="paragraph" style:parent-style-name="Text_20_body">
      <style:text-properties style:font-name="Arial" fo:language="pt" fo:country="BR"/>
    </style:style>
    <style:style style:name="P4" style:family="paragraph" style:parent-style-name="Heading_20_3">
      <style:text-properties style:font-name="Arial" officeooo:paragraph-rsid="00165c63"/>
    </style:style>
    <style:style style:name="P5" style:family="paragraph" style:parent-style-name="Standard">
      <style:text-properties fo:language="pt" fo:country="BR" officeooo:rsid="001530fb" officeooo:paragraph-rsid="001530fb"/>
    </style:style>
    <style:style style:name="P6" style:family="paragraph" style:parent-style-name="Text_20_body">
      <style:text-properties officeooo:paragraph-rsid="00165c63"/>
    </style:style>
    <style:style style:name="P7" style:family="paragraph" style:parent-style-name="Heading_20_3">
      <style:paragraph-properties fo:text-align="center" style:justify-single-word="false" fo:break-before="page"/>
      <style:text-properties style:font-name="Arial" fo:font-size="16pt" officeooo:rsid="00165c63" officeooo:paragraph-rsid="00165c63" style:font-size-asian="16pt" style:font-size-complex="16pt"/>
    </style:style>
    <style:style style:name="P8" style:family="paragraph" style:parent-style-name="Heading_20_3">
      <style:paragraph-properties fo:text-align="center" style:justify-single-word="false"/>
      <style:text-properties style:font-name="Arial" fo:font-size="16pt" officeooo:rsid="00196ccb" officeooo:paragraph-rsid="00196ccb" style:font-size-asian="16pt" style:font-size-complex="16pt"/>
    </style:style>
    <style:style style:name="P9" style:family="paragraph" style:parent-style-name="Heading_20_3">
      <style:text-properties style:font-name="Arial" fo:language="pt" fo:country="BR" officeooo:rsid="001530fb" officeooo:paragraph-rsid="00165c63"/>
    </style:style>
    <style:style style:name="P10" style:family="paragraph" style:parent-style-name="Heading_20_3">
      <style:paragraph-properties fo:text-align="center" style:justify-single-word="false"/>
      <style:text-properties style:font-name="Arial" fo:font-size="12pt" officeooo:rsid="00196ccb" officeooo:paragraph-rsid="00196ccb" style:font-size-asian="12pt" style:font-size-complex="12pt"/>
    </style:style>
    <style:style style:name="P11" style:family="paragraph" style:parent-style-name="Heading_20_3">
      <style:paragraph-properties fo:text-align="start" style:justify-single-word="false"/>
      <style:text-properties style:font-name="Arial" fo:font-size="12pt" officeooo:rsid="00196ccb" officeooo:paragraph-rsid="00196ccb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Arial" fo:language="pt" fo:country="BR"/>
    </style:style>
    <style:style style:name="P13" style:family="paragraph" style:parent-style-name="Text_20_body" style:list-style-name="L1">
      <style:text-properties style:font-name="Arial" fo:language="pt" fo:country="BR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style:font-name="Arial" fo:language="pt" fo:country="BR"/>
    </style:style>
    <style:style style:name="P15" style:family="paragraph" style:parent-style-name="Text_20_body" style:list-style-name="L2">
      <style:text-properties style:font-name="Arial" fo:language="pt" fo:country="BR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style:font-name="Arial" fo:language="pt" fo:country="BR"/>
    </style:style>
    <style:style style:name="P17" style:family="paragraph" style:parent-style-name="Text_20_body" style:list-style-name="L3">
      <style:text-properties style:font-name="Arial" fo:language="pt" fo:country="BR"/>
    </style:style>
    <style:style style:name="P18" style:family="paragraph" style:parent-style-name="Text_20_body" style:list-style-name="L4">
      <style:paragraph-properties fo:margin-top="0cm" fo:margin-bottom="0cm" style:contextual-spacing="false"/>
      <style:text-properties style:font-name="Arial" fo:language="pt" fo:country="BR"/>
    </style:style>
    <style:style style:name="P19" style:family="paragraph" style:parent-style-name="Text_20_body" style:list-style-name="L4">
      <style:text-properties style:font-name="Arial" fo:language="pt" fo:country="BR"/>
    </style:style>
    <style:style style:name="P20" style:family="paragraph" style:parent-style-name="Text_20_body" style:list-style-name="L5">
      <style:paragraph-properties fo:margin-top="0cm" fo:margin-bottom="0cm" style:contextual-spacing="false"/>
      <style:text-properties style:font-name="Arial" fo:language="pt" fo:country="BR"/>
    </style:style>
    <style:style style:name="P21" style:family="paragraph" style:parent-style-name="Text_20_body" style:list-style-name="L5">
      <style:text-properties style:font-name="Arial" fo:language="pt" fo:country="BR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style:font-name="Arial" fo:language="pt" fo:country="BR"/>
    </style:style>
    <style:style style:name="P23" style:family="paragraph" style:parent-style-name="Text_20_body" style:list-style-name="L6">
      <style:text-properties style:font-name="Arial" fo:language="pt" fo:country="BR"/>
    </style:style>
    <style:style style:name="P24" style:family="paragraph" style:parent-style-name="Text_20_body" style:list-style-name="L7">
      <style:paragraph-properties fo:margin-top="0cm" fo:margin-bottom="0cm" style:contextual-spacing="false"/>
      <style:text-properties style:font-name="Arial" fo:language="pt" fo:country="BR"/>
    </style:style>
    <style:style style:name="P25" style:family="paragraph" style:parent-style-name="Text_20_body" style:list-style-name="L7">
      <style:text-properties style:font-name="Arial" fo:language="pt" fo:country="BR"/>
    </style:style>
    <style:style style:name="P26" style:family="paragraph" style:parent-style-name="Text_20_body" style:list-style-name="L8">
      <style:paragraph-properties fo:margin-top="0cm" fo:margin-bottom="0cm" style:contextual-spacing="false"/>
      <style:text-properties style:font-name="Arial" fo:language="pt" fo:country="BR"/>
    </style:style>
    <style:style style:name="P27" style:family="paragraph" style:parent-style-name="Text_20_body" style:list-style-name="L8">
      <style:text-properties style:font-name="Arial" fo:language="pt" fo:country="BR"/>
    </style:style>
    <style:style style:name="P28" style:family="paragraph" style:parent-style-name="Text_20_body" style:list-style-name="L9">
      <style:paragraph-properties fo:margin-top="0cm" fo:margin-bottom="0cm" style:contextual-spacing="false"/>
      <style:text-properties style:font-name="Arial" officeooo:paragraph-rsid="00165c63"/>
    </style:style>
    <style:style style:name="P29" style:family="paragraph" style:parent-style-name="Text_20_body" style:list-style-name="L9">
      <style:text-properties style:font-name="Arial" officeooo:paragraph-rsid="00165c63"/>
    </style:style>
    <style:style style:name="P30" style:family="paragraph" style:parent-style-name="Text_20_body" style:list-style-name="L10">
      <style:paragraph-properties fo:margin-top="0cm" fo:margin-bottom="0cm" style:contextual-spacing="false"/>
      <style:text-properties style:font-name="Arial" officeooo:paragraph-rsid="00165c63"/>
    </style:style>
    <style:style style:name="P31" style:family="paragraph" style:parent-style-name="Text_20_body" style:list-style-name="L10">
      <style:text-properties style:font-name="Arial" officeooo:paragraph-rsid="00165c63"/>
    </style:style>
    <style:style style:name="P32" style:family="paragraph" style:parent-style-name="Text_20_body" style:list-style-name="L11">
      <style:paragraph-properties fo:margin-top="0cm" fo:margin-bottom="0cm" style:contextual-spacing="false"/>
      <style:text-properties style:font-name="Arial" officeooo:paragraph-rsid="00165c63"/>
    </style:style>
    <style:style style:name="P33" style:family="paragraph" style:parent-style-name="Text_20_body" style:list-style-name="L11">
      <style:text-properties style:font-name="Arial" fo:font-size="12pt" officeooo:rsid="00165c63" officeooo:paragraph-rsid="00165c63" style:font-size-asian="12pt" style:font-size-complex="12pt"/>
    </style:style>
    <style:style style:name="P34" style:family="paragraph" style:parent-style-name="Text_20_body" style:list-style-name="L12">
      <style:paragraph-properties fo:margin-top="0cm" fo:margin-bottom="0cm" style:contextual-spacing="false"/>
      <style:text-properties style:font-name="Arial" officeooo:paragraph-rsid="00165c63"/>
    </style:style>
    <style:style style:name="P35" style:family="paragraph" style:parent-style-name="Text_20_body" style:list-style-name="L12">
      <style:text-properties style:font-name="Arial" officeooo:paragraph-rsid="00165c63"/>
    </style:style>
    <style:style style:name="T1" style:family="text">
      <style:text-properties style:font-name="Arial"/>
    </style:style>
    <style:style style:name="T2" style:family="text">
      <style:text-properties style:font-name="Arial" fo:language="pt" fo:country="BR"/>
    </style:style>
    <style:style style:name="T3" style:family="text">
      <style:text-properties officeooo:rsid="00165c63"/>
    </style:style>
    <style:style style:name="T4" style:family="text">
      <style:text-properties fo:font-size="16pt" officeooo:rsid="00165c63" style:font-size-asian="16pt" style:font-size-complex="16pt"/>
    </style:style>
    <style:style style:name="T5" style:family="text">
      <style:text-properties officeooo:rsid="00196ccb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getTech</text:h>
      <text:h text:style-name="P11" text:outline-level="3"><text:span text:style-name="T6">A getTech usa um nome que lembra o método ‘get’ das linguagens de programação orientada a objetos. Assim como esse método pega atributos encapsulados , a getTech busca pegar produtos que estão com outras pessoas e dar-lhes uma nova utilidades, promovendo <text:s/>a sustentabilidade e a economia circular.</text:span><text:span text:style-name="T4"><text:line-break/></text:span></text:h>
      <text:h text:style-name="P10" text:outline-level="3"><text:span text:style-name="T4">HISTÓRIA DE USUÁRIO</text:span></text:h>
      <text:h text:style-name="P1" text:outline-level="3"/>
      <text:h text:style-name="P1" text:outline-level="3">História de Usuário 1: Cadastro de Usuário</text:h>
      <text:p text:style-name="Text_20_body"><text:span text:style-name="Strong_20_Emphasis"><text:span text:style-name="T2">Como</text:span></text:span><text:span text:style-name="T2"> um usuário, </text:span><text:span text:style-name="Strong_20_Emphasis"><text:span text:style-name="T2">Eu quero</text:span></text:span><text:span text:style-name="T2"> me cadastrar no sistema, </text:span><text:span text:style-name="Strong_20_Emphasis"><text:span text:style-name="T2">Para que</text:span></text:span><text:span text:style-name="T2"> eu possa acessar todas as funcionalidades disponíveis.</text:span></text:p>
      <text:p text:style-name="Text_20_body"><text:span text:style-name="Strong_20_Emphasis"><text:span text:style-name="T2">Critérios de Aceitação:</text:span></text:span></text:p>
      <text:list text:style-name="L1">
        <text:list-item>
          <text:p text:style-name="P12">O usuário deve poder criar uma conta fornecendo informações como nome, e-mail e senha.</text:p>
        </text:list-item>
        <text:list-item>
          <text:p text:style-name="P12">O sistema deve validar os dados de entrada e fornecer feedback em caso de erros.</text:p>
        </text:list-item>
        <text:list-item>
          <text:p text:style-name="P13">Após o cadastro, o usuário deve ser capaz de fazer login no sistema.</text:p>
        </text:list-item>
      </text:list>
      <text:h text:style-name="P2" text:outline-level="3">História de Usuário 2: Adicionar Produtos</text:h>
      <text:p text:style-name="Text_20_body"><text:span text:style-name="Strong_20_Emphasis"><text:span text:style-name="T2">Como</text:span></text:span><text:span text:style-name="T2"> um usuário cadastrado, </text:span><text:span text:style-name="Strong_20_Emphasis"><text:span text:style-name="T2">Eu quero</text:span></text:span><text:span text:style-name="T2"> adicionar quantos produtos eu quiser, </text:span><text:span text:style-name="Strong_20_Emphasis"><text:span text:style-name="T2">Para que</text:span></text:span><text:span text:style-name="T2"> eu possa listar meus produtos no sistema.</text:span></text:p>
      <text:p text:style-name="Text_20_body"><text:span text:style-name="Strong_20_Emphasis"><text:span text:style-name="T2">Critérios de Aceitação:</text:span></text:span></text:p>
      <text:list text:style-name="L2">
        <text:list-item>
          <text:p text:style-name="P14">O usuário deve poder acessar um formulário para adicionar novos produtos.</text:p>
        </text:list-item>
        <text:list-item>
          <text:p text:style-name="P14">Cada produto deve ter campos obrigatórios como nome, descrição, preço, <text:span text:style-name="T3">foto, e-mail, contatos.</text:span></text:p>
        </text:list-item>
        <text:list-item>
          <text:p text:style-name="P15">O sistema deve permitir a adição de múltiplos produtos sem limitações.</text:p>
        </text:list-item>
      </text:list>
      <text:h text:style-name="P2" text:outline-level="3">História de Usuário 3: Mostrar Interesse por Produtos</text:h>
      <text:p text:style-name="Text_20_body"><text:span text:style-name="Strong_20_Emphasis"><text:span text:style-name="T2">Como</text:span></text:span><text:span text:style-name="T2"> um usuário cadastrado, </text:span><text:span text:style-name="Strong_20_Emphasis"><text:span text:style-name="T2">Eu quero</text:span></text:span><text:span text:style-name="T2"> mostrar interesse por produtos exibidos por outros usuários, </text:span><text:span text:style-name="Strong_20_Emphasis"><text:span text:style-name="T2">Para que</text:span></text:span><text:span text:style-name="T2"> eu possa indicar quais produtos eu gostaria de adquirir.</text:span></text:p>
      <text:p text:style-name="Text_20_body"><text:span text:style-name="Strong_20_Emphasis"><text:span text:style-name="T2">Critérios de Aceitação:</text:span></text:span></text:p>
      <text:list text:style-name="L3">
        <text:list-item>
          <text:p text:style-name="P16">O usuário deve poder marcar produtos exibidos como de interesse.</text:p>
        </text:list-item>
        <text:list-item>
          <text:p text:style-name="P17">O sistema deve registrar o interesse do usuário e notificar o proprietário do produto.</text:p>
        </text:list-item>
      </text:list>
      <text:h text:style-name="P2" text:outline-level="3">História de Usuário 4: Visualização de Produtos</text:h>
      <text:p text:style-name="Text_20_body"><text:span text:style-name="Strong_20_Emphasis"><text:span text:style-name="T2">Como</text:span></text:span><text:span text:style-name="T2"> um usuário, </text:span><text:span text:style-name="Strong_20_Emphasis"><text:span text:style-name="T2">Eu quero</text:span></text:span><text:span text:style-name="T2"> visualizar produtos em um conjunto organizado ou de forma única, </text:span><text:span text:style-name="Strong_20_Emphasis"><text:span text:style-name="T2">Para que</text:span></text:span><text:span text:style-name="T2"> eu possa encontrar e avaliar produtos facilmente.</text:span></text:p>
      <text:p text:style-name="Text_20_body"><text:span text:style-name="Strong_20_Emphasis"><text:span text:style-name="T2">Critérios de Aceitação:</text:span></text:span></text:p>
      <text:list text:style-name="L4">
        <text:list-item>
          <text:p text:style-name="P18"><text:soft-page-break/>O sistema deve exibir os produtos em uma lista organizada ou em uma página dedicada ao produto.</text:p>
        </text:list-item>
        <text:list-item>
          <text:p text:style-name="P19">Detalhes do produto, como nome, descrição, e preço, devem ser claramente visíveis.</text:p>
        </text:list-item>
      </text:list>
      <text:h text:style-name="P2" text:outline-level="3"/>
      <text:h text:style-name="P2" text:outline-level="3">História de Usuário 5: Exibir Contato do Produto</text:h>
      <text:p text:style-name="Text_20_body"><text:span text:style-name="Strong_20_Emphasis"><text:span text:style-name="T2">Como</text:span></text:span><text:span text:style-name="T2"> um usuário cadastrado, </text:span><text:span text:style-name="Strong_20_Emphasis"><text:span text:style-name="T2">Eu quero</text:span></text:span><text:span text:style-name="T2"> visualizar o número e o e-mail do contato do proprietário de um produto, </text:span><text:span text:style-name="Strong_20_Emphasis"><text:span text:style-name="T2">Para que</text:span></text:span><text:span text:style-name="T2"> eu possa entrar em contato para mais informações.</text:span></text:p>
      <text:p text:style-name="Text_20_body"><text:span text:style-name="Strong_20_Emphasis"><text:span text:style-name="T2">Critérios de Aceitação:</text:span></text:span></text:p>
      <text:list text:style-name="L5">
        <text:list-item>
          <text:p text:style-name="P20">O sistema deve exibir o número, o e-mail de contato, <text:span text:style-name="T3">preço</text:span> apenas para usuários cadastrados.</text:p>
        </text:list-item>
        <text:list-item>
          <text:p text:style-name="P21">O usuário deve estar logado para acessar as informações de contato.</text:p>
        </text:list-item>
      </text:list>
      <text:h text:style-name="P2" text:outline-level="3">História de Administrador 1: Gerenciamento de Clientes</text:h>
      <text:p text:style-name="Text_20_body"><text:span text:style-name="Strong_20_Emphasis"><text:span text:style-name="T2">Como</text:span></text:span><text:span text:style-name="T2"> um administrador, </text:span><text:span text:style-name="Strong_20_Emphasis"><text:span text:style-name="T2">Eu quero</text:span></text:span><text:span text:style-name="T2"> poder apagar clientes, </text:span><text:span text:style-name="Strong_20_Emphasis"><text:span text:style-name="T2">Para que</text:span></text:span><text:span text:style-name="T2"> eu possa manter o sistema organizado e livre de usuários inativos ou indesejados.</text:span></text:p>
      <text:p text:style-name="Text_20_body"><text:span text:style-name="Strong_20_Emphasis"><text:span text:style-name="T2">Critérios de Aceitação:</text:span></text:span></text:p>
      <text:list text:style-name="L6">
        <text:list-item>
          <text:p text:style-name="P22">O administrador deve ter acesso a uma lista de todos os clientes cadastrados.</text:p>
        </text:list-item>
        <text:list-item>
          <text:p text:style-name="P23">O administrador deve poder apagar qualquer cliente da lista.</text:p>
        </text:list-item>
      </text:list>
      <text:h text:style-name="P2" text:outline-level="3">História de Administrador 2: Gerenciamento de Postagens e Produtos</text:h>
      <text:p text:style-name="Text_20_body"><text:span text:style-name="Strong_20_Emphasis"><text:span text:style-name="T2">Como</text:span></text:span><text:span text:style-name="T2"> um administrador, </text:span><text:span text:style-name="Strong_20_Emphasis"><text:span text:style-name="T2">Eu quero</text:span></text:span><text:span text:style-name="T2"> poder apagar postagens e produtos, </text:span><text:span text:style-name="Strong_20_Emphasis"><text:span text:style-name="T2">Para que</text:span></text:span><text:span text:style-name="T2"> eu possa remover conteúdo inadequado ou desatualizado do site.</text:span></text:p>
      <text:p text:style-name="Text_20_body"><text:span text:style-name="Strong_20_Emphasis"><text:span text:style-name="T2">Critérios de Aceitação:</text:span></text:span></text:p>
      <text:list text:style-name="L7">
        <text:list-item>
          <text:p text:style-name="P24">O administrador deve ter acesso a todas as postagens e produtos no sistema.</text:p>
        </text:list-item>
        <text:list-item>
          <text:p text:style-name="P25">O administrador deve poder apagar qualquer postagem ou produto.</text:p>
        </text:list-item>
      </text:list>
      <text:h text:style-name="P2" text:outline-level="3">História de Administrador 3: Administração do Conteúdo Postado</text:h>
      <text:p text:style-name="Text_20_body"><text:span text:style-name="Strong_20_Emphasis"><text:span text:style-name="T2">Como</text:span></text:span><text:span text:style-name="T2"> um administrador, </text:span><text:span text:style-name="Strong_20_Emphasis"><text:span text:style-name="T2">Eu quero</text:span></text:span><text:span text:style-name="T2"> administrar o que será postado no site, </text:span><text:span text:style-name="Strong_20_Emphasis"><text:span text:style-name="T2">Para que</text:span></text:span><text:span text:style-name="T2"> eu possa garantir que o conteúdo esteja de acordo com as políticas do site.</text:span></text:p>
      <text:p text:style-name="Text_20_body"><text:span text:style-name="Strong_20_Emphasis"><text:span text:style-name="T2">Critérios de Aceitação:</text:span></text:span></text:p>
      <text:list text:style-name="L8">
        <text:list-item>
          <text:p text:style-name="P26">O administrador deve poder aprovar ou rejeitar novos produtos e postagens antes que sejam visíveis aos usuários.</text:p>
        </text:list-item>
        <text:list-item>
          <text:p text:style-name="P27">O sistema deve notificar os usuários sobre a aprovação ou rejeição de suas postagens.</text:p>
        </text:list-item>
      </text:list>
      <text:p text:style-name="P3">Essas histórias de usuário fornecem uma visão clara das funcionalidades desejadas, ajudando a orientar o desenvolvimento e as prioridades do projeto.</text:p>
      <text:p text:style-name="P5"/>
      <text:h text:style-name="P4" text:outline-level="3"><text:soft-page-break/></text:h>
      <text:h text:style-name="P4" text:outline-level="3"><text:span text:style-name="T4"/></text:h>
      <text:h text:style-name="P4" text:outline-level="3"><text:span text:style-name="T4"/></text:h>
      <text:h text:style-name="P7" text:outline-level="3">ÉPICOS</text:h>
      <text:h text:style-name="P9" text:outline-level="3">Épico 1: Gerenciamento de Usuários</text:h>
      <text:p text:style-name="P6"><text:span text:style-name="Strong_20_Emphasis"><text:span text:style-name="T1">Descrição:</text:span></text:span><text:span text:style-name="T1"> Este épico cobre todas as funcionalidades relacionadas ao cadastro, gerenciamento e autenticação de usuários no sistema. </text:span><text:span text:style-name="Strong_20_Emphasis"><text:span text:style-name="T1">Histórias de Usuário Incluídas:</text:span></text:span></text:p>
      <text:list text:style-name="L9">
        <text:list-item>
          <text:p text:style-name="P28">História de Usuário 1: Cadastro de Usuário</text:p>
        </text:list-item>
        <text:list-item>
          <text:p text:style-name="P29">História de Administrador 1: Gerenciamento de Clientes</text:p>
        </text:list-item>
      </text:list>
      <text:h text:style-name="P4" text:outline-level="3">Épico 2: Gerenciamento de Produtos</text:h>
      <text:p text:style-name="P6"><text:span text:style-name="Strong_20_Emphasis"><text:span text:style-name="T1">Descrição:</text:span></text:span><text:span text:style-name="T1"> Este épico engloba as funcionalidades que permitem aos usuários cadastrados adicionar, visualizar e interagir com produtos. </text:span><text:span text:style-name="Strong_20_Emphasis"><text:span text:style-name="T1">Histórias de Usuário Incluídas:</text:span></text:span></text:p>
      <text:list text:style-name="L10">
        <text:list-item>
          <text:p text:style-name="P30">História de Usuário 2: Adicionar Produtos</text:p>
        </text:list-item>
        <text:list-item>
          <text:p text:style-name="P31">História de Usuário 4: Visualização de Produtos</text:p>
        </text:list-item>
      </text:list>
      <text:h text:style-name="P4" text:outline-level="3">Épico 3: Interação com Produtos</text:h>
      <text:p text:style-name="P6"><text:span text:style-name="Strong_20_Emphasis"><text:span text:style-name="T1">Descrição:</text:span></text:span><text:span text:style-name="T1"> Este épico abrange funcionalidades que permitem aos usuários mostrar interesse e obter informações de contato sobre produtos. </text:span><text:span text:style-name="Strong_20_Emphasis"><text:span text:style-name="T1">Histórias de Usuário Incluídas:</text:span></text:span></text:p>
      <text:list text:style-name="L11">
        <text:list-item>
          <text:p text:style-name="P32">História de Usuário 3: Mostrar Interesse por Produtos</text:p>
        </text:list-item>
        <text:list-item>
          <text:p text:style-name="P33">História de Usuário 5: Exibir Contato do Produto</text:p>
        </text:list-item>
      </text:list>
      <text:h text:style-name="P4" text:outline-level="3">Épico 4: Moderação e Administração de Conteúdo</text:h>
      <text:p text:style-name="P6"><text:span text:style-name="Strong_20_Emphasis"><text:span text:style-name="T1">Descrição:</text:span></text:span><text:span text:style-name="T1"> Este épico envolve as funcionalidades de moderação e administração que permitem aos administradores gerenciar o conteúdo e os usuários. </text:span><text:span text:style-name="Strong_20_Emphasis"><text:span text:style-name="T1">Histórias de Administrador Incluídas:</text:span></text:span></text:p>
      <text:list text:style-name="L12">
        <text:list-item>
          <text:p text:style-name="P34">História de Administrador 2: Gerenciamento de Postagens e Produtos</text:p>
        </text:list-item>
        <text:list-item>
          <text:p text:style-name="P35">História de Administrador 3: Administração do Conteúdo Posta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8:40:29.126000000</meta:creation-date>
    <dc:date>2024-06-12T17:21:14.857000000</dc:date>
    <meta:editing-duration>PT47M3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4" meta:paragraph-count="63" meta:word-count="772" meta:character-count="4928" meta:non-whitespace-character-count="4243"/>
  </office:meta>
</office:document-meta>
</file>